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643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643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643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643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643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643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643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643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643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643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643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643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643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643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643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643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643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Ivana Camila Figueroa García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0/11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495001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uan Carlos   Figueroa Góm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61904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2.52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1" meta:non-whitespace-character-count="1000"/>
    <meta:template xlink:type="simple" xlink:actuate="onRequest" xlink:title="Normal" xlink:href=""/>
  </office:meta>
</office:document-meta>
</file>